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4c5f6f5" officeooo:paragraph-rsid="04c5f6f5"/>
    </style:style>
    <style:style style:name="P5" style:family="paragraph" style:parent-style-name="Text_20_body">
      <style:text-properties officeooo:rsid="04c7c25f" officeooo:paragraph-rsid="04c7c25f"/>
    </style:style>
    <style:style style:name="P6" style:family="paragraph" style:parent-style-name="Text_20_body">
      <style:text-properties officeooo:rsid="04ca2328" officeooo:paragraph-rsid="04e6f34e"/>
    </style:style>
    <style:style style:name="P7" style:family="paragraph" style:parent-style-name="Text_20_body">
      <style:text-properties officeooo:rsid="04cc14cf" officeooo:paragraph-rsid="04e6f34e"/>
    </style:style>
    <style:style style:name="P8" style:family="paragraph" style:parent-style-name="Text_20_body">
      <style:text-properties officeooo:rsid="04eb2fb1" officeooo:paragraph-rsid="04eb2fb1"/>
    </style:style>
    <style:style style:name="P9" style:family="paragraph" style:parent-style-name="Text_20_body">
      <style:text-properties officeooo:rsid="04d67b69" officeooo:paragraph-rsid="052c63e2"/>
    </style:style>
    <style:style style:name="P10" style:family="paragraph" style:parent-style-name="Text_20_body">
      <style:text-properties officeooo:rsid="04ed7cbc" officeooo:paragraph-rsid="0559a08c"/>
    </style:style>
    <style:style style:name="P11" style:family="paragraph" style:parent-style-name="Text_20_body">
      <style:text-properties officeooo:rsid="04e23419" officeooo:paragraph-rsid="05423bb5"/>
    </style:style>
    <style:style style:name="P12" style:family="paragraph" style:parent-style-name="Text_20_body">
      <style:text-properties officeooo:rsid="04d90c7a" officeooo:paragraph-rsid="05423bb5"/>
    </style:style>
    <style:style style:name="P13" style:family="paragraph" style:parent-style-name="Text_20_body">
      <style:text-properties officeooo:paragraph-rsid="05423bb5"/>
    </style:style>
    <style:style style:name="P14" style:family="paragraph" style:parent-style-name="Text_20_body">
      <style:text-properties officeooo:rsid="05423bb5" officeooo:paragraph-rsid="05423bb5"/>
    </style:style>
    <style:style style:name="P15" style:family="paragraph" style:parent-style-name="Text_20_body">
      <style:text-properties officeooo:rsid="05441d72" officeooo:paragraph-rsid="05441d72"/>
    </style:style>
    <style:style style:name="P16" style:family="paragraph" style:parent-style-name="Text_20_body">
      <style:text-properties officeooo:rsid="052ad1a0" officeooo:paragraph-rsid="056043cc"/>
    </style:style>
    <style:style style:name="P17" style:family="paragraph" style:parent-style-name="Text_20_body">
      <style:text-properties officeooo:rsid="04c11b0a" officeooo:paragraph-rsid="056043cc"/>
    </style:style>
    <style:style style:name="P18" style:family="paragraph" style:parent-style-name="Heading_20_2">
      <style:text-properties officeooo:rsid="04c1603e" officeooo:paragraph-rsid="04c379c7"/>
    </style:style>
    <style:style style:name="P19" style:family="paragraph" style:parent-style-name="Heading_20_2">
      <style:paragraph-properties fo:line-height="100%"/>
      <style:text-properties officeooo:rsid="04d67b69" officeooo:paragraph-rsid="04ea4747"/>
    </style:style>
    <style:style style:name="P20" style:family="paragraph" style:parent-style-name="Heading_20_2">
      <style:paragraph-properties fo:line-height="100%"/>
      <style:text-properties officeooo:rsid="04d67b69" officeooo:paragraph-rsid="0559a08c"/>
    </style:style>
    <style:style style:name="P21" style:family="paragraph" style:parent-style-name="Heading_20_2">
      <style:text-properties officeooo:paragraph-rsid="04f9656f"/>
    </style:style>
    <style:style style:name="P22" style:family="paragraph" style:parent-style-name="Heading_20_2">
      <style:paragraph-properties fo:line-height="100%"/>
      <style:text-properties officeooo:paragraph-rsid="0540b7eb"/>
    </style:style>
    <style:style style:name="P23" style:family="paragraph" style:parent-style-name="Heading_20_2">
      <style:text-properties officeooo:paragraph-rsid="05423bb5"/>
    </style:style>
    <style:style style:name="P24" style:family="paragraph" style:parent-style-name="Heading_20_2">
      <style:text-properties officeooo:paragraph-rsid="056043cc"/>
    </style:style>
    <style:style style:name="P25" style:family="paragraph" style:parent-style-name="Text_20_body" style:list-style-name="L1">
      <style:text-properties officeooo:rsid="04c5f6f5" officeooo:paragraph-rsid="04c5f6f5"/>
    </style:style>
    <style:style style:name="P26" style:family="paragraph" style:parent-style-name="Text_20_body">
      <style:text-properties officeooo:rsid="04cd265a" officeooo:paragraph-rsid="056b0a45"/>
    </style:style>
    <style:style style:name="P27" style:family="paragraph" style:parent-style-name="Heading_20_1">
      <style:paragraph-properties fo:line-height="100%"/>
      <style:text-properties officeooo:rsid="04af6545" officeooo:paragraph-rsid="04af6545"/>
    </style:style>
    <style:style style:name="T1" style:family="text">
      <style:text-properties officeooo:rsid="04bd4bd9"/>
    </style:style>
    <style:style style:name="T2" style:family="text">
      <style:text-properties officeooo:rsid="04c062de"/>
    </style:style>
    <style:style style:name="T3" style:family="text">
      <style:text-properties officeooo:rsid="04c14fe6"/>
    </style:style>
    <style:style style:name="T4" style:family="text">
      <style:text-properties officeooo:rsid="04c5f6f5"/>
    </style:style>
    <style:style style:name="T5" style:family="text">
      <style:text-properties fo:font-size="8pt" officeooo:rsid="04c5f6f5" style:font-size-asian="8pt" style:font-size-complex="8pt"/>
    </style:style>
    <style:style style:name="T6" style:family="text">
      <style:text-properties fo:font-size="8pt" officeooo:rsid="04e7f806" style:font-size-asian="8pt" style:font-size-complex="8pt"/>
    </style:style>
    <style:style style:name="T7" style:family="text">
      <style:text-properties fo:font-size="8pt" officeooo:rsid="0500a48b" style:font-size-asian="8pt" style:font-size-complex="8pt"/>
    </style:style>
    <style:style style:name="T8" style:family="text">
      <style:text-properties fo:font-size="8pt" officeooo:rsid="0506912c" style:font-size-asian="8pt" style:font-size-complex="8pt"/>
    </style:style>
    <style:style style:name="T9" style:family="text">
      <style:text-properties officeooo:rsid="04c7c575"/>
    </style:style>
    <style:style style:name="T10" style:family="text">
      <style:text-properties officeooo:rsid="04c9dbac"/>
    </style:style>
    <style:style style:name="T11" style:family="text">
      <style:text-properties officeooo:rsid="04ca2328"/>
    </style:style>
    <style:style style:name="T12" style:family="text">
      <style:text-properties officeooo:rsid="04cc14cf"/>
    </style:style>
    <style:style style:name="T13" style:family="text">
      <style:text-properties fo:font-weight="bold" style:font-weight-asian="bold" style:font-weight-complex="bold"/>
    </style:style>
    <style:style style:name="T14" style:family="text">
      <style:text-properties fo:font-weight="bold" officeooo:rsid="054562e4" style:font-weight-asian="bold" style:font-weight-complex="bold"/>
    </style:style>
    <style:style style:name="T15" style:family="text">
      <style:text-properties fo:font-weight="bold" officeooo:rsid="0549ddef" style:font-weight-asian="bold" style:font-weight-complex="bold"/>
    </style:style>
    <style:style style:name="T16" style:family="text">
      <style:text-properties officeooo:rsid="04ce760c"/>
    </style:style>
    <style:style style:name="T17" style:family="text">
      <style:text-properties officeooo:rsid="04d043fb"/>
    </style:style>
    <style:style style:name="T18" style:family="text">
      <style:text-properties officeooo:rsid="04d32397"/>
    </style:style>
    <style:style style:name="T19" style:family="text">
      <style:text-properties officeooo:rsid="04d75d17"/>
    </style:style>
    <style:style style:name="T20" style:family="text">
      <style:text-properties officeooo:rsid="04e23419"/>
    </style:style>
    <style:style style:name="T21" style:family="text">
      <style:text-properties officeooo:rsid="04e7f806"/>
    </style:style>
    <style:style style:name="T22" style:family="text">
      <style:text-properties officeooo:rsid="04ecb878"/>
    </style:style>
    <style:style style:name="T23" style:family="text">
      <style:text-properties fo:font-weight="normal" officeooo:rsid="04f30b09" style:font-weight-asian="normal" style:font-weight-complex="normal"/>
    </style:style>
    <style:style style:name="T24" style:family="text">
      <style:text-properties officeooo:rsid="04f8b9ce"/>
    </style:style>
    <style:style style:name="T25" style:family="text">
      <style:text-properties officeooo:rsid="04fd70d3"/>
    </style:style>
    <style:style style:name="T26" style:family="text">
      <style:text-properties officeooo:rsid="04ff49d2"/>
    </style:style>
    <style:style style:name="T27" style:family="text">
      <style:text-properties officeooo:rsid="0504e67b"/>
    </style:style>
    <style:style style:name="T28" style:family="text">
      <style:text-properties officeooo:rsid="0505c38a"/>
    </style:style>
    <style:style style:name="T29" style:family="text">
      <style:text-properties officeooo:rsid="050ce1d0"/>
    </style:style>
    <style:style style:name="T30" style:family="text">
      <style:text-properties fo:font-style="italic" style:font-style-asian="italic" style:font-style-complex="italic"/>
    </style:style>
    <style:style style:name="T31" style:family="text">
      <style:text-properties officeooo:rsid="05226f8d"/>
    </style:style>
    <style:style style:name="T32" style:family="text">
      <style:text-properties officeooo:rsid="052c63e2"/>
    </style:style>
    <style:style style:name="T33" style:family="text">
      <style:text-properties officeooo:rsid="052ff112"/>
    </style:style>
    <style:style style:name="T34" style:family="text">
      <style:text-properties officeooo:rsid="053188dd"/>
    </style:style>
    <style:style style:name="T35" style:family="text">
      <style:text-properties officeooo:rsid="0536b38b"/>
    </style:style>
    <style:style style:name="T36" style:family="text">
      <style:text-properties officeooo:rsid="04d67b69"/>
    </style:style>
    <style:style style:name="T37" style:family="text">
      <style:text-properties officeooo:rsid="054a3926"/>
    </style:style>
    <style:style style:name="T38" style:family="text">
      <style:text-properties officeooo:rsid="054c8575"/>
    </style:style>
    <style:style style:name="T39" style:family="text">
      <style:text-properties officeooo:rsid="054e5708"/>
    </style:style>
    <style:style style:name="T40" style:family="text">
      <style:text-properties officeooo:rsid="0553e1f8"/>
    </style:style>
    <style:style style:name="T41" style:family="text">
      <style:text-properties officeooo:rsid="0558b37b"/>
    </style:style>
    <style:style style:name="T42" style:family="text">
      <style:text-properties officeooo:rsid="05666939"/>
    </style:style>
    <style:style style:name="T43" style:family="text">
      <style:text-properties officeooo:rsid="056b0a4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span text:style-name="T31">מטלה</text:span> <text:span text:style-name="T1">3 - מכרז ויקרי</text:span></text:h>
      <text:p text:style-name="P3">יש לענות על שאלה אחת לבחירתכם. הגשה בזוגות, עד תחילת ההרצאה <text:span text:style-name="T2">הבאה.</text:span></text:p>
      <text:p text:style-name="P21">שאל<text:span text:style-name="T29">ת בונוס</text:span>: <text:span text:style-name="T11">מכרז על בקבוק משקה</text:span></text:p>
      <text:p text:style-name="P7">היכנסו לאתר האקראנק ופיתרו את המשחק הבא:</text:p>
      <text:p text:style-name="P6">https://www.hackerrank.com/challenges/the-bidding-game</text:p>
      <text:p text:style-name="P6"><text:span text:style-name="T12">מטרת המשחק </text:span>היא לכתוב <text:span text:style-name="T42">בוט (סוכן אוטומטי) להשתתפות במכרז </text:span>על בקבוק<text:span text:style-name="T24"> משקה.</text:span></text:p>
      <text:p text:style-name="P7">אתם יכולים לכתוב את הפונקציה בכל שפת-תיכנות שאתם רוצים.</text:p>
      <text:p text:style-name="P7">אני כתבתי פונקציה מאד פשוטה - return 2<text:span text:style-name="T43">1</text:span> - וקיבלתי <text:span text:style-name="T43">כ-20 </text:span>נקודות<text:span text:style-name="T25">, כתוצאה מ-4 </text:span>נ<text:span text:style-name="T33">י</text:span>צחונות טכניים על <text:span text:style-name="T34">שחקנים</text:span> שהפונקציות שלהם היו שגויות. למובילים יש עכשיו מעל 75 נקודות.</text:p>
      <text:p text:style-name="P26"><text:span text:style-name="T13">בונוס</text:span> <text:span text:style-name="T17">לציון הסופי, </text:span>של 4 פחות k נקודות<text:span text:style-name="T17">,</text:span> יינתן לשלושת הצוותים שהפתרון שלהם יגיע למקום ה-k <text:span text:style-name="T26">מכל הפתרונות </text:span>בכיתה<text:span text:style-name="T16">, עבור </text:span>k=1,2,3<text:span text:style-name="T18">, ובתנאי שישיגו לפחות 10 נצחונות או לפחות 40 נקודות. </text:span></text:p>
      <text:p text:style-name="P26"><text:span text:style-name="T43">החישוב יתבצע ביום ראשון לאחר סגירת תיבת ההגשה. <text:s text:c="3"/>כל צוות רשאי להגיש פתרון אחד. </text:span></text:p>
      <text:p text:style-name="P9"><text:span text:style-name="T15">להרחבה</text:span>: <text:span text:style-name="T32">ניתן לקרוא על משחקים נוספים מסוג זה </text:span>כאן: http://users.math.yale.edu/~sp547/pdf/Discrete-bidding-games.pdf</text:p>
      <text:p text:style-name="P19">שאלה <text:span text:style-name="T29">1: מכרז מחיר שלישי</text:span><text:span text:style-name="T6"> (הקורס של טים, שאלה 27)</text:span></text:p>
      <text:p text:style-name="P8">ויקי המציאה מכרז חדש<text:span text:style-name="T22"> למכירת חפץ יחיד</text:span>: <text:span text:style-name="T22">מי שההכרזה שלו גבוהה ביותר זוכה בחפץ</text:span>, ומשלם את המחיר <text:span text:style-name="T13">השלישי</text:span><text:span text:style-name="T23"> (במקום המחיר השני במכרז ויקרי)</text:span>. האם המכרז של ויקי אמיתי?</text:p>
      <text:p text:style-name="P22"><text:span text:style-name="T36">שאלה 2: קואליציה במכרז ויקרי</text:span><text:span text:style-name="T6"> (הקורס של טים, שאלה </text:span><text:span text:style-name="T7">30</text:span><text:span text:style-name="T6">)</text:span></text:p>
      <text:p text:style-name="P14"><text:span text:style-name="T13">הגדרה</text:span>: בהינתן קבוצה ק של משתתפים במכרז, מנגנון הוא <text:span text:style-name="T30">אמיתי עבור ק</text:span> אם לא קיימות הכרזות אחרות עבור חברי הקבוצה ק (שונות מהערכים האמיתיים שלהם) המביאות לכך שכל חברי הקבוצה מרויחים.</text:p>
      <text:p text:style-name="P14">בכיתה הוכחנו שמכרז ויקרי הוא אמיתי עבור כל קבוצה בגודל 1.</text:p>
      <text:p text:style-name="P15">השלימו והוכיחו את המשפט הבא: <text:span text:style-name="T13">מכרז ויקרי אמיתי עבור קבוצה ק, אם ורק אם _____________</text:span><text:span text:style-name="T14">.</text:span></text:p>
      <text:p text:style-name="P15">[הוסיפו את התנאי המתאים על הקבוצה ק].</text:p>
      <text:p text:style-name="P23">שאלה <text:span text:style-name="T38">3: מכרז ויקרי לקניית שירות</text:span></text:p>
      <text:p text:style-name="P12">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text:span text:style-name="T37"> מספר ההמלצות של כל קבלן ידוע לכם.</text:span> אתם מעדיפים קבלן קצת יותר יקר עם הרבה המלצות, על-פני קבלן קצת יותר זול עם מעט המלצות.</text:p>
      <text:p text:style-name="P13">א. נסחו <text:span text:style-name="T39">ב</text:span>מדוייק את <text:span text:style-name="T20">פונקציית התועלת שלכם מכל קבלן - פונקצייה של העלות (c) ומספר המלצות (n).</text:span></text:p>
      <text:p text:style-name="P11"><text:soft-page-break/>ב. תארו מנגנון <text:span text:style-name="T38">אמיתי </text:span>שיאפשר לכם לבחור את הקבלן הטוב ביותר עבורכם.</text:p>
      <text:p text:style-name="P18">שאלה <text:span text:style-name="T41">4</text:span>: <text:span text:style-name="T9">חלוקה</text:span> יעילה של זכויו<text:span text:style-name="T4">ת <text:s/></text:span><text:span text:style-name="T5"><text:s/>[Rakesh Vohra, Mechanism Design, </text:span><text:span text:style-name="T8">pages </text:span><text:span text:style-name="T5">1-3].</text:span></text:p>
      <text:p text:style-name="P4">חברה פרטית מעוניינת לסלול מסילת-רכבת דרך כפר מסויים. המסילה עוברת דרך שדה של אחד האיכרים. האיכר מתנגד וטוען שהמסילה תהרוס לו את היבולים. <text:s/>נניח ש:</text:p>
      <text:list xml:id="list5409954167817531679" text:style-name="L1">
        <text:list-item>
          <text:p text:style-name="P25">התועלת שתפיק חברת הרכבות מהמסילה היא x - והיא ידועה רק לחברה.</text:p>
        </text:list-item>
        <text:list-item>
          <text:p text:style-name="P25">הנזק שייגרם לאיכר מהמסילה הוא y - והוא ידוע רק לאיכר.</text:p>
        </text:list-item>
      </text:list>
      <text:p text:style-name="P5">א. האם בניית המסילה היא תוצאה יעילה פארטו כאשר x&gt;y? כאשר y&gt;x?</text:p>
      <text:p text:style-name="P5">ב. האם אי-בניית המסילה היא תוצאה יעילה פארטו כאשר x&gt;y? כאשר y&gt;x?</text:p>
      <text:p text:style-name="P5">ג. הציעו מנגנון אמיתי הבוחר תמיד את התוצאה היעילה פארטו.</text:p>
      <text:p text:style-name="P20">שאלה <text:span text:style-name="T41">5: מכרז על חפצים זהים </text:span><text:span text:style-name="T6"><text:s/>(הקורס של טים, שאלה </text:span><text:span text:style-name="T7">29</text:span><text:span text:style-name="T6">)</text:span></text:p>
      <text:p text:style-name="P10">כדי לגייס כסף <text:span text:style-name="T40">לשיפוץ ה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text:span text:style-name="T35"> ויעיל פארטו</text:span> למכירת העטים.</text:p>
      <text:p text:style-name="P24">שאלה<text:span text:style-name="T21"> 6</text:span>: חשיפת מידע</text:p>
      <text:p text:style-name="P17"><text:span text:style-name="T28">מצאתם בעליית-הגג שלכם שרשרת אבני-חן ישנה, </text:span>ואתם מאד רוצים לדעת מה השווי שלה. השכן שלכם הוא מומחה <text:span text:style-name="T28">לאבני-חן </text:span>ויודע בדיוק מהו <text:span text:style-name="T28">שווי השרשרת</text:span>, אבל הוא לא רוצה להגיד לכם. הציעו מנגנון שיגרום לשכן שלכם לגלות לכם<text:span text:style-name="T27">, מרצונו החופשי,</text:span> את שווי<text:span text:style-name="T10">ה</text:span> <text:span text:style-name="T3">האמיתי של השרשרת</text:span>.<text:span text:style-name="T19"> רמז: קיראו כאן: https://www.econ2.uni-bonn.de/pdf/papers/goethes_second.pdf</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09T07:56:52.311507098</dc:date>
    <meta:editing-duration>P10DT9H52M47S</meta:editing-duration>
    <meta:editing-cycles>1217</meta:editing-cycles>
    <meta:document-statistic meta:table-count="0" meta:image-count="0" meta:object-count="0" meta:page-count="2" meta:paragraph-count="35" meta:word-count="556" meta:character-count="3168" meta:non-whitespace-character-count="2638"/>
  </office:meta>
</office:document-meta>
</file>